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vamos a darle más fuerza y ritmo narrativo a esa justificación.<text:line-break/>Voy a mantener la estructura que ya tienes —comparando las respuestas del modelo biológico y del modelo místico— pero lo vamos a pulir para que el lector sienta, casi sin darse cuenta, que los modelos clásicos ya no son suficientes y que el cambio no es opcional, sino inevitable.<text:line-break/>También le daremos un formato más limpio, con párrafos claros y un hilo que lleve al lector hasta la necesidad del nuevo modelo.</text:p>
      <text:p text:style-name="Text_20_body">Aquí tienes una versión revisada y ampliada, en unas 600 palabras:</text:p>
      <text:p text:style-name="Horizontal_20_Line"/>
      <text:h text:style-name="Heading_20_2" text:outline-level="2"><text:span text:style-name="Strong_20_Emphasis">La necesidad de un nuevo modelo</text:span></text:h>
      <text:p text:style-name="Text_20_body">Antes de hablar de un nuevo paradigma, detengámonos un momento a observar qué nos ofrecen los modelos clásicos cuando buscamos respuestas a las grandes preguntas existenciales.</text:p>
      <text:h text:style-name="Heading_20_3" text:outline-level="3">El modelo biológico tradicional</text:h>
      <text:p text:style-name="Text_20_body">Si preguntamos: <text:span text:style-name="Emphasis">¿Cuál es el objetivo de los individuos? ¿Por qué estamos aquí?</text:span>, la biología clásica responde sin adornos:<text:line-break/>No hay objetivo. Los individuos existen porque pueden existir. Son el resultado de procesos físicos y químicos que, en determinadas condiciones, producen organismos capaces de reproducirse.</text:p>
      <text:p text:style-name="Text_20_body">Y si preguntamos: <text:span text:style-name="Emphasis">¿Por qué morimos?</text:span>, la respuesta es igualmente directa:<text:line-break/>Morimos porque los tejidos orgánicos se deterioran con el tiempo.<text:line-break/>La muerte no es un misterio, sino una consecuencia inevitable de las limitaciones físicas de nuestra estructura biológica.</text:p>
      <text:p text:style-name="Text_20_body">Estas respuestas son claras, comprobables… pero no satisfacen nuestra necesidad de sentido.<text:line-break/>No nos dicen <text:span text:style-name="Emphasis">para qué</text:span> vivimos, solo explican <text:span text:style-name="Emphasis">cómo</text:span> vivimos y <text:span text:style-name="Emphasis">cómo</text:span> morimos.<text:line-break/>Dejan intacto el vacío que motiva la pregunta.</text:p>
      <text:h text:style-name="Heading_20_3" text:outline-level="3">El modelo místico tradicional</text:h>
      <text:p text:style-name="Text_20_body">Si recurrimos al pensamiento místico y preguntamos: <text:span text:style-name="Emphasis">¿Por qué estamos aquí?</text:span>, la respuesta suele ser que tenemos un propósito trascendental que lo justifica todo.<text:line-break/>Ese propósito, sin embargo, permanece oculto.<text:line-break/>No se especifica.<text:line-break/>Es una misión imposible de conocer con certeza, y queda a nuestra imaginación decidir qué podría ser.</text:p>
      <text:p text:style-name="Text_20_body">Imaginamos que podría tener que ver con nuestras manos, con nuestro intelecto o con nuestra conducta. Pensamos así porque creemos que estas son las cosas que nos hacen especiales.<text:line-break/>Pero, cuando levantamos la vista y contemplamos la inmensidad del espacio y la eternidad del tiempo, esa idea se tambalea.<text:line-break/>En un universo tan vasto, ¿puede algo que hagamos tener realmente un impacto?<text:line-break/>Y si lo tiene, ¿cómo sabré yo, individuo efímero, que he cumplido mi misión?<text:line-break/>En este punto, el razonamiento empieza a girar en círculos.</text:p>
      <text:p text:style-name="Text_20_body"><text:soft-page-break/>Si la pregunta es: <text:span text:style-name="Emphasis">¿Por qué morimos?</text:span>, el modelo místico suele responder:<text:line-break/>No morimos realmente. La muerte es solo un cambio. La vida es eterna.<text:line-break/>Pero entonces surge otra pregunta inevitable:<text:line-break/>Si la vida es eterna, ¿por qué tenemos que morir?<text:line-break/>Y volvemos al punto de partida, sin una respuesta que podamos verificar.</text:p>
      <text:h text:style-name="Heading_20_3" text:outline-level="3">El problema común</text:h>
      <text:p text:style-name="Text_20_body">En ambos modelos —biológico y místico— encontramos un patrón:<text:line-break/>Algunas preguntas reciben respuestas parciales o indirectas, y otras simplemente quedan sin respuesta.<text:line-break/>A veces las explicaciones son claras, pero no tocan la raíz de lo que queremos saber.<text:line-break/>Otras veces son sugerentes, pero imposibles de comprobar.</text:p>
      <text:p text:style-name="Text_20_body">Si lo que buscamos son <text:span text:style-name="Strong_20_Emphasis">respuestas realistas y comprobables</text:span>, que nos permitan no solo reflexionar sino avanzar en la comprensión de nuestra propia existencia, estos modelos no bastan.<text:line-break/>Necesitamos un marco que pueda incorporar la evidencia, que sea coherente y que, al mismo tiempo, abra caminos de exploración en lugar de cerrarlos con afirmaciones indemostrables.</text:p>
      <text:h text:style-name="Heading_20_3" text:outline-level="3">El camino hacia un nuevo modelo</text:h>
      <text:p text:style-name="Text_20_body">La necesidad de un nuevo modelo no surge por capricho, sino por <text:span text:style-name="Strong_20_Emphasis">falta de respuesta</text:span>.<text:line-break/>Queremos entender nuestra misión —si es que tenemos una—, saber si la muerte es un final o una transición, y comprender nuestro papel en el conjunto del universo.<text:line-break/>Los modelos clásicos nos dejan a mitad de camino.</text:p>
      <text:p text:style-name="Text_20_body">Afortunadamente, existe otra vía.<text:line-break/>Podemos construir un modelo que no dependa de la fe ni se limite a la descripción física de los organismos.<text:line-break/>Un modelo que trate a la vida y la inteligencia como fenómenos naturales, pero que también pueda abordarlos como sistemas lógicos y matemáticos.<text:line-break/>Un modelo capaz de responder a las preguntas existenciales desde un marco verificable, sin sacrificar profundidad ni rigor.</text:p>
      <text:p text:style-name="Text_20_body">Ese modelo es lo que vamos a desarrollar, paso a paso, en los capítulos que siguen.<text:line-break/>Un modelo diferente, que nos permitirá mirar a la vida no solo como una colección de organismos, sino como una única entidad lógica que habita el universo, inevitable e inmortal.</text:p>
      <text:p text:style-name="Horizontal_20_Line"/>
      <text:p text:style-name="Text_20_body">Si quieres, el siguiente paso sería que preparemos <text:span text:style-name="Strong_20_Emphasis">la introducción del nuevo modelo</text:span> con un tono casi de revelación —para que el lector sienta que está a punto de adentrarse en algo completamente distinto a lo que conoce.<text:line-break/>Podemos dejar esa transición como un puente narrativo que conecte con el resto de la sección 1.3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11T17:52:45.502000000</meta:creation-date>
    <dc:date>2025-08-11T18:00:18.660000000</dc:date>
    <meta:editing-duration>PT7M33S</meta:editing-duration>
    <meta:editing-cycles>1</meta:editing-cycles>
    <meta:document-statistic meta:table-count="0" meta:image-count="0" meta:object-count="0" meta:page-count="2" meta:paragraph-count="20" meta:word-count="770" meta:character-count="4759" meta:non-whitespace-character-count="4010"/>
    <meta:generator>LibreOffice/7.3.5.2$Windows_X86_64 LibreOffice_project/184fe81b8c8c30d8b5082578aee2fed2ea847c01</meta:generator>
  </office:meta>
</office:document-meta>
</file>